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2FF6000020F931004F59.svm" manifest:media-type=""/>
  <manifest:file-entry manifest:full-path="Pictures/2000000900004226000037326CEA0FA6.svm" manifest:media-type=""/>
  <manifest:file-entry manifest:full-path="Pictures/200000090000469800001FD6C58DF41D.svm" manifest:media-type=""/>
  <manifest:file-entry manifest:full-path="Pictures/200000090000216300001A0D7818BB39.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4" style:family="table">
      <style:table-properties style:width="17cm" table:align="margins"/>
    </style:style>
    <style:style style:name="Taulukko4.A" style:family="table-column">
      <style:table-column-properties style:column-width="5.666cm" style:rel-column-width="21840*"/>
    </style:style>
    <style:style style:name="Taulukko4.B" style:family="table-column">
      <style:table-column-properties style:column-width="5.667cm" style:rel-column-width="21847*"/>
    </style:style>
    <style:style style:name="Taulukko4.C" style:family="table-column">
      <style:table-column-properties style:column-width="5.667cm" style:rel-column-width="21848*"/>
    </style:style>
    <style:style style:name="Taulukko4.A1" style:family="table-cell">
      <style:table-cell-properties fo:padding="0.097cm" fo:border-left="0.05pt solid #000000" fo:border-right="none" fo:border-top="0.05pt solid #000000" fo:border-bottom="0.05pt solid #000000"/>
    </style:style>
    <style:style style:name="Taulukko4.C1" style:family="table-cell">
      <style:table-cell-properties fo:padding="0.097cm" fo:border="0.05pt solid #000000"/>
    </style:style>
    <style:style style:name="Taulukko4.A2" style:family="table-cell">
      <style:table-cell-properties fo:padding="0.097cm" fo:border-left="0.05pt solid #000000" fo:border-right="none" fo:border-top="none" fo:border-bottom="0.05pt solid #000000"/>
    </style:style>
    <style:style style:name="Taulukko4.C2" style:family="table-cell">
      <style:table-cell-properties fo:padding="0.097cm" fo:border-left="0.05pt solid #000000" fo:border-right="0.05pt solid #000000" fo:border-top="none" fo:border-bottom="0.05pt solid #000000"/>
    </style:style>
    <style:style style:name="Taulukko1" style:family="table">
      <style:table-properties style:width="17cm" table:align="margins"/>
    </style:style>
    <style:style style:name="Taulukko1.A" style:family="table-column">
      <style:table-column-properties style:column-width="5.667cm" style:rel-column-width="21845*"/>
    </style:style>
    <style:style style:name="Taulukko1.A1" style:family="table-cell">
      <style:table-cell-properties fo:padding="0.097cm" fo:border-left="0.05pt solid #000000" fo:border-right="none" fo:border-top="0.05pt solid #000000" fo:border-bottom="0.05pt solid #000000"/>
    </style:style>
    <style:style style:name="Taulukko1.C1" style:family="table-cell">
      <style:table-cell-properties fo:padding="0.097cm" fo:border="0.05pt solid #000000"/>
    </style:style>
    <style:style style:name="Taulukko1.A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0.05pt solid #000000" fo:border-top="none" fo:border-bottom="0.05pt solid #000000"/>
    </style:style>
    <style:style style:name="Taulukko2" style:family="table">
      <style:table-properties style:width="17cm" table:align="margins"/>
    </style:style>
    <style:style style:name="Taulukko2.A" style:family="table-column">
      <style:table-column-properties style:column-width="5.667cm" style:rel-column-width="21845*"/>
    </style:style>
    <style:style style:name="Taulukko2.A1" style:family="table-cell">
      <style:table-cell-properties fo:padding="0.097cm" fo:border-left="0.05pt solid #000000" fo:border-right="none" fo:border-top="0.05pt solid #000000" fo:border-bottom="none"/>
    </style:style>
    <style:style style:name="Taulukko2.C1" style:family="table-cell">
      <style:table-cell-properties fo:padding="0.097cm" fo:border-left="0.05pt solid #000000" fo:border-right="0.05pt solid #000000" fo:border-top="0.05pt solid #000000" fo:border-bottom="none"/>
    </style:style>
    <style:style style:name="Taulukko2.A2" style:family="table-cell">
      <style:table-cell-properties fo:padding="0.097cm" fo:border-left="0.05pt solid #000000" fo:border-right="none" fo:border-top="none" fo:border-bottom="0.05pt solid #000000"/>
    </style:style>
    <style:style style:name="Taulukko2.C2" style:family="table-cell">
      <style:table-cell-properties fo:padding="0.097cm" fo:border-left="0.05pt solid #000000" fo:border-right="0.05pt solid #000000" fo:border-top="none" fo:border-bottom="0.05pt solid #000000"/>
    </style:style>
    <style:style style:name="Taulukko3" style:family="table">
      <style:table-properties style:width="17cm" table:align="margins"/>
    </style:style>
    <style:style style:name="Taulukko3.A" style:family="table-column">
      <style:table-column-properties style:column-width="5.667cm" style:rel-column-width="21845*"/>
    </style:style>
    <style:style style:name="Taulukko3.A1" style:family="table-cell">
      <style:table-cell-properties fo:padding="0.097cm" fo:border-left="0.05pt solid #000000" fo:border-right="none" fo:border-top="0.05pt solid #000000" fo:border-bottom="0.05pt solid #000000"/>
    </style:style>
    <style:style style:name="Taulukko3.C1" style:family="table-cell">
      <style:table-cell-properties fo:padding="0.097cm" fo:border="0.05pt solid #000000"/>
    </style:style>
    <style:style style:name="Taulukko3.A2" style:family="table-cell">
      <style:table-cell-properties fo:padding="0.097cm" fo:border-left="0.05pt solid #000000" fo:border-right="none" fo:border-top="none" fo:border-bottom="0.05pt solid #000000"/>
    </style:style>
    <style:style style:name="Taulukko3.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color="#000000" style:font-name="Times New Roman" fo:font-size="12pt" fo:font-style="normal" fo:font-weight="bold" style:font-size-asian="10.5pt" style:font-style-asian="normal" style:font-weight-asian="bold" style:font-size-complex="12pt" style:font-style-complex="normal" style:font-weight-complex="bold"/>
    </style:style>
    <style:style style:name="P2" style:family="paragraph" style:parent-style-name="Text_20_body">
      <style:text-properties fo:color="#000000" style:font-name="Times New Roman" fo:font-size="12pt" fo:font-style="normal" fo:font-weight="normal" style:font-size-asian="10.5pt" style:font-style-asian="normal" style:font-weight-asian="normal" style:font-size-complex="12pt" style:font-style-complex="normal" style:font-weight-complex="normal"/>
    </style:style>
    <style:style style:name="P3" style:family="paragraph" style:parent-style-name="Text_20_body">
      <style:text-properties fo:color="#000000" style:font-name="Times New Roman" fo:font-size="12pt" fo:font-style="italic" fo:font-weight="normal" style:font-size-asian="10.5pt" style:font-style-asian="italic" style:font-weight-asian="normal" style:font-size-complex="12pt" style:font-style-complex="italic" style:font-weight-complex="normal"/>
    </style:style>
    <style:style style:name="P4" style:family="paragraph" style:parent-style-name="Text_20_body">
      <style:paragraph-properties fo:text-align="center" style:justify-single-word="false"/>
      <style:text-properties fo:color="#000000" style:font-name="Times New Roman" fo:font-size="12pt" style:font-size-asian="12pt" style:font-size-complex="12pt"/>
    </style:style>
    <style:style style:name="P5" style:family="paragraph" style:parent-style-name="Text_20_body">
      <style:paragraph-properties fo:line-height="100%" fo:text-align="start" style:justify-single-word="false"/>
      <style:text-properties fo:color="#000000" style:font-name="Times New Roman"/>
    </style:style>
    <style:style style:name="P6" style:family="paragraph" style:parent-style-name="Text_20_body">
      <style:text-properties fo:color="#000000" style:font-name="Arial" fo:font-size="14pt" fo:font-style="italic" fo:font-weight="normal" style:font-size-asian="14pt" style:font-style-asian="italic" style:font-weight-asian="normal" style:font-size-complex="14pt" style:font-style-complex="italic" style:font-weight-complex="normal"/>
    </style:style>
    <style:style style:name="P7" style:family="paragraph" style:parent-style-name="Text_20_body">
      <style:text-properties fo:color="#000000" fo:font-size="24pt" style:font-size-asian="24pt" style:font-size-complex="24pt"/>
    </style:style>
    <style:style style:name="P8" style:family="paragraph" style:parent-style-name="Text_20_body">
      <style:paragraph-properties fo:text-align="center" style:justify-single-word="false"/>
      <style:text-properties fo:color="#000000" fo:font-size="12pt" style:font-size-asian="10.5pt" style:font-size-complex="12pt"/>
    </style:style>
    <style:style style:name="P9" style:family="paragraph" style:parent-style-name="Text_20_body">
      <style:paragraph-properties fo:text-align="start" style:justify-single-word="false"/>
      <style:text-properties fo:color="#000000"/>
    </style:style>
    <style:style style:name="P10" style:family="paragraph" style:parent-style-name="Text_20_body">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 style:family="paragraph" style:parent-style-name="Text_20_body">
      <style:text-properties fo:font-variant="normal" fo:text-transform="none" fo:color="#000000"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 style:family="paragraph" style:parent-style-name="Text_20_body">
      <style:text-properties fo:font-variant="normal" fo:text-transform="none" fo:color="#000000" style:font-name="Arial" fo:letter-spacing="normal" fo:font-weight="bold" style:font-size-asian="12pt" style:font-weight-asian="bold" style:font-weight-complex="bold"/>
    </style:style>
    <style:style style:name="P13" style:family="paragraph" style:parent-style-name="Text_20_body">
      <style:text-properties fo:font-variant="normal" fo:text-transform="none" style:font-name="Arial" fo:letter-spacing="normal" fo:font-weight="normal" style:font-size-asian="12pt" style:font-weight-asian="normal" style:font-weight-complex="normal"/>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style:text-underline-style="solid" style:text-underline-width="auto" style:text-underline-color="font-color" fo:font-weight="bold" style:font-weight-asian="bold" style:font-weight-complex="bold"/>
    </style:style>
    <style:style style:name="P16" style:family="paragraph" style:parent-style-name="Title">
      <style:text-properties fo:color="#000000" fo:font-size="24pt" style:font-size-asian="24pt" style:font-size-complex="24pt"/>
    </style:style>
    <style:style style:name="P17" style:family="paragraph" style:parent-style-name="Title">
      <style:paragraph-properties fo:text-align="start" style:justify-single-word="false"/>
      <style:text-properties fo:color="#000000"/>
    </style:style>
    <style:style style:name="P18" style:family="paragraph" style:parent-style-name="Text_20_body">
      <style:paragraph-properties fo:margin-top="0cm" fo:margin-bottom="0cm" fo:line-height="100%" fo:text-align="start" style:justify-single-word="false"/>
      <style:text-properties fo:color="#000000" style:font-name="Times New Roman" fo:font-size="12pt" style:font-size-asian="12pt" style:font-size-complex="12pt"/>
    </style:style>
    <style:style style:name="P19" style:family="paragraph" style:parent-style-name="Text_20_body">
      <style:paragraph-properties fo:margin-top="0cm" fo:margin-bottom="0cm" fo:line-height="100%" fo:text-align="start" style:justify-single-word="false"/>
      <style:text-properties fo:color="#000000" style:font-name="Times New Roman"/>
    </style:style>
    <style:style style:name="P20" style:family="paragraph" style:parent-style-name="Text_20_body">
      <style:paragraph-properties fo:margin-top="0cm" fo:margin-bottom="0cm" fo:line-height="100%"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21" style:family="paragraph" style:parent-style-name="Text_20_body">
      <style:paragraph-properties fo:margin-top="0cm" fo:margin-bottom="0cm" fo:line-height="150%"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Standard">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25" style:family="paragraph" style:parent-style-name="Standard">
      <style:text-properties fo:font-variant="normal" fo:text-transform="none" fo:color="#000000" style:font-name="Times New Roman" fo:font-size="12pt" fo:letter-spacing="normal" fo:font-style="normal" fo:font-weight="normal" style:font-size-asian="12pt" style:font-weight-asian="bold" style:font-size-complex="12pt" style:font-weight-complex="bold"/>
    </style:style>
    <style:style style:name="P26" style:family="paragraph" style:parent-style-name="Standard">
      <style:text-properties fo:font-variant="normal" fo:text-transform="none" fo:color="#000000" style:font-name="Times New Roman" fo:font-size="12pt" fo:letter-spacing="normal" fo:font-style="normal" fo:font-weight="normal" style:font-size-asian="12pt" style:font-size-complex="12pt"/>
    </style:style>
    <style:style style:name="P27" style:family="paragraph" style:parent-style-name="Standard">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28" style:family="paragraph" style:parent-style-name="Standard">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29" style:family="paragraph" style:parent-style-name="Standard">
      <style:text-properties fo:font-variant="normal" fo:text-transform="none" style:font-name="Arial" fo:letter-spacing="normal" fo:font-weight="normal" style:font-size-asian="12pt" style:font-weight-asian="normal" style:font-weight-complex="normal"/>
    </style:style>
    <style:style style:name="P30" style:family="paragraph" style:parent-style-name="Standard">
      <style:text-properties fo:font-variant="normal" fo:text-transform="none" style:font-name="Times New Roman" fo:letter-spacing="normal" fo:font-weight="normal" style:font-size-asian="12pt" style:font-weight-asian="normal" style:font-weight-complex="normal"/>
    </style:style>
    <style:style style:name="P31" style:family="paragraph" style:parent-style-name="Standard">
      <style:text-properties fo:font-size="14pt" fo:font-weight="bold" style:font-size-asian="14pt" style:font-weight-asian="bold" style:font-size-complex="14pt" style:font-weight-complex="bold"/>
    </style:style>
    <style:style style:name="P32" style:family="paragraph" style:parent-style-name="Standard">
      <style:text-properties style:font-name="Times New Roman" fo:font-size="12pt" fo:font-weight="normal" style:font-size-asian="12pt" style:font-weight-asian="normal" style:font-size-complex="12pt" style:font-weight-complex="normal"/>
    </style:style>
    <style:style style:name="P33" style:family="paragraph" style:parent-style-name="Standard">
      <style:text-properties style:font-name="Times New Roman" fo:font-size="12pt" style:font-size-asian="12pt" style:font-size-complex="12pt"/>
    </style:style>
    <style:style style:name="P34" style:family="paragraph" style:parent-style-name="Standard">
      <style:text-properties style:font-name="Times New Roman" fo:font-size="12pt" fo:font-weight="bold" style:font-size-asian="12pt" style:font-weight-asian="bold" style:font-size-complex="12pt" style:font-weight-complex="bold"/>
    </style:style>
    <style:style style:name="P35" style:family="paragraph" style:parent-style-name="Standard">
      <style:text-properties fo:font-weight="bold" style:font-weight-asian="bold" style:font-weight-complex="bold"/>
    </style:style>
    <style:style style:name="P36" style:family="paragraph" style:parent-style-name="Standard">
      <style:text-properties fo:font-weight="bold" style:font-size-asian="14pt" style:font-weight-asian="bold" style:font-weight-complex="bold"/>
    </style:style>
    <style:style style:name="P37" style:family="paragraph" style:parent-style-name="Standard">
      <style:text-properties fo:font-weight="normal" style:font-weight-asian="normal" style:font-weight-complex="normal"/>
    </style:style>
    <style:style style:name="P38" style:family="paragraph" style:parent-style-name="Table_20_Contents">
      <style:text-properties fo:font-weight="bold" style:font-weight-asian="bold" style:font-weight-complex="bold"/>
    </style:style>
    <style:style style:name="P39" style:family="paragraph" style:parent-style-name="Table_20_Contents">
      <style:text-properties fo:font-size="12pt" fo:font-weight="bold" style:font-size-asian="12pt" style:font-weight-asian="bold" style:font-size-complex="12pt" style:font-weight-complex="bold"/>
    </style:style>
    <style:style style:name="P40" style:family="paragraph" style:parent-style-name="Table_20_Contents">
      <style:text-properties fo:font-size="12pt" style:font-size-asian="12pt" style:font-size-complex="12pt"/>
    </style:style>
    <style:style style:name="P41" style:family="paragraph" style:parent-style-name="Table_20_Contents">
      <style:text-properties style:font-name="Times New Roman" fo:font-size="12pt" style:font-size-asian="12pt" style:font-size-complex="12pt"/>
    </style:style>
    <style:style style:name="P42" style:family="paragraph" style:parent-style-name="Table_20_Contents">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43" style:family="paragraph" style:parent-style-name="Table_20_Contents">
      <style:paragraph-properties fo:margin-left="0cm" fo:margin-right="0cm" style:line-height-at-least="0.45cm" fo:text-indent="0cm" style:auto-text-indent="false"/>
      <style:text-properties fo:color="#000000"/>
    </style:style>
    <style:style style:name="P44" style:family="paragraph" style:parent-style-name="Contents_20_Heading">
      <style:paragraph-properties fo:break-before="page"/>
    </style:style>
    <style:style style:name="P45" style:family="paragraph" style:parent-style-name="Standard">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46" style:family="paragraph" style:parent-style-name="Heading_20_2">
      <style:text-properties fo:color="#000000" style:font-name="Arial" fo:font-size="14pt" fo:font-style="italic" fo:font-weight="normal" style:font-size-asian="14pt" style:font-style-asian="italic" style:font-weight-asian="normal" style:font-size-complex="14pt" style:font-style-complex="italic" style:font-weight-complex="normal"/>
    </style:style>
    <style:style style:name="P47" style:family="paragraph" style:parent-style-name="Heading_20_1">
      <style:text-properties fo:color="#000000"/>
    </style:style>
    <style:style style:name="P48" style:family="paragraph" style:parent-style-name="Heading_20_1">
      <style:text-properties fo:font-variant="normal" fo:text-transform="none" fo:color="#000000" style:font-name="Arial" fo:letter-spacing="normal" fo:font-weight="bold" style:font-size-asian="12pt" style:font-weight-asian="bold" style:font-weight-complex="bold"/>
    </style:style>
    <style:style style:name="P49" style:family="paragraph" style:parent-style-name="Heading_20_1">
      <style:paragraph-properties fo:break-before="page"/>
      <style:text-properties fo:color="#000000"/>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style:font-size-asian="12pt"/>
    </style:style>
    <style:style style:name="T4" style:family="text">
      <style:text-properties fo:font-variant="normal" fo:text-transform="none" fo:letter-spacing="normal" fo:font-weight="normal" style:font-size-asian="12pt" style:font-weight-asian="normal" style:font-weight-complex="normal"/>
    </style:style>
    <style:style style:name="T5" style:family="text">
      <style:text-properties fo:font-variant="normal" fo:text-transform="none" style:font-name="Times New Roman" fo:letter-spacing="normal" style:font-size-asian="12pt"/>
    </style:style>
    <style:style style:name="T6" style:family="text">
      <style:text-properties fo:font-variant="normal" fo:text-transform="none" style:font-name="Times New Roman" fo:letter-spacing="normal" fo:font-weight="normal" style:font-size-asian="12pt" style:font-weight-asian="normal" style:font-weight-complex="normal"/>
    </style:style>
    <style:style style:name="T7" style:family="text">
      <style:text-properties fo:font-variant="normal" fo:text-transform="none" style:font-name="Times New Roman" fo:letter-spacing="normal" fo:font-weight="bold" style:font-size-asian="12pt" style:font-weight-asian="bold" style:font-weight-complex="bold"/>
    </style:style>
    <style:style style:name="T8" style:family="text">
      <style:text-properties fo:font-variant="normal" fo:text-transform="none" style:font-name="Times New Roman" fo:font-size="12pt" fo:letter-spacing="normal" fo:font-style="normal" fo:font-weight="normal" style:font-size-asian="12pt" style:font-size-complex="12pt"/>
    </style:style>
    <style:style style:name="T9" style:family="text">
      <style:text-properties fo:font-variant="normal" fo:text-transform="none" style:font-name="Arial" fo:letter-spacing="normal" style:font-size-asian="12pt"/>
    </style:style>
    <style:style style:name="T10" style:family="text">
      <style:text-properties fo:font-variant="normal" fo:text-transform="none" fo:font-size="12pt" fo:letter-spacing="normal" fo:font-style="normal" fo:font-weight="normal" style:font-size-asian="12pt" style:font-size-complex="12pt"/>
    </style:style>
    <style:style style:name="T11" style:family="text">
      <style:text-properties fo:font-variant="normal" fo:text-transform="none" fo:font-size="12pt" fo:letter-spacing="normal" fo:font-style="normal" style:text-underline-style="none" fo:font-weight="normal" style:font-size-asian="12pt" style:font-size-complex="12pt"/>
    </style:style>
    <style:style style:name="T12" style:family="text">
      <style:text-properties fo:font-variant="normal" fo:text-transform="none" fo:color="#000000" fo:letter-spacing="normal" fo:font-style="normal"/>
    </style:style>
    <style:style style:name="T13" style:family="text">
      <style:text-properties fo:font-variant="normal" fo:text-transform="none" fo:color="#000000" fo:letter-spacing="normal" fo:font-style="normal" fo:font-weight="normal"/>
    </style:style>
    <style:style style:name="T14" style:family="text">
      <style:text-properties fo:font-variant="normal" fo:text-transform="none" fo:color="#000000" fo:letter-spacing="normal" fo:font-style="normal" fo:font-weight="normal" style:font-weight-asian="normal" style:font-weight-complex="normal"/>
    </style:style>
    <style:style style:name="T15" style:family="text">
      <style:text-properties fo:font-variant="normal" fo:text-transform="none" fo:color="#000000" style:font-name="Times New Roman" fo:letter-spacing="normal" fo:font-style="normal"/>
    </style:style>
    <style:style style:name="T16" style:family="text">
      <style:text-properties fo:font-variant="normal" fo:text-transform="none" fo:color="#000000" style:font-name="Times New Roman" fo:letter-spacing="normal" fo:font-style="normal" fo:font-weight="normal" style:font-weight-asian="normal" style:font-weight-complex="normal"/>
    </style:style>
    <style:style style:name="T17" style:family="text">
      <style:text-properties fo:font-variant="normal" fo:text-transform="none" fo:color="#000000" style:font-name="Times New Roman" fo:font-size="12pt" fo:letter-spacing="normal" fo:font-style="normal" fo:font-weight="normal" style:font-size-asian="12pt" style:font-size-complex="12pt"/>
    </style:style>
    <style:style style:name="T18"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000000" style:font-name="Times New Roman" fo:font-size="12pt" fo:letter-spacing="normal" fo:font-style="normal" style:font-size-asian="12pt" style:font-size-complex="12pt"/>
    </style:style>
    <style:style style:name="T20" style:family="text">
      <style:text-properties fo:font-variant="normal" fo:text-transform="none" fo:color="#000000" style:font-name="Times New Roman" fo:font-size="14pt" fo:letter-spacing="normal" fo:font-style="normal" style:font-size-complex="14pt"/>
    </style:style>
    <style:style style:name="T21" style:family="text">
      <style:text-properties style:font-name="Times New Roman"/>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font-size="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P16">TIETOKANTASOVELLUKSEN DOKUMENTAATIO</text:p>
      <text:p text:style-name="P7"/>
      <text:p text:style-name="P8">JUHO LAHTI</text:p>
      <text:p text:style-name="P4">01373<text:span text:style-name="T2">4826</text:span></text:p>
      <text:p text:style-name="P8"/>
      <text:p text:style-name="P7"/>
      <text:p text:style-name="P7"/>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isällysluettelo1_Head">
            <text:p text:style-name="P44">Sisällysluettelo</text:p>
          </text:index-title>
          <text:p text:style-name="P23"><text:a xlink:type="simple" xlink:href="#__RefHeading__249_2127963885" text:style-name="Index_20_Link" text:visited-style-name="Index_20_Link">1. JOHDANTO<text:tab/>3</text:a></text:p>
          <text:p text:style-name="P23"><text:a xlink:type="simple" xlink:href="#__RefHeading__523_835363651" text:style-name="Index_20_Link" text:visited-style-name="Index_20_Link">2. YLEISKUVA JÄRJESTELMÄSTÄ<text:tab/>3</text:a></text:p>
          <text:p text:style-name="P22"><text:a xlink:type="simple" xlink:href="#__RefHeading__143_2127963885" text:style-name="Index_20_Link" text:visited-style-name="Index_20_Link">2.1 KÄYTTÖTAPAUSKAAVIO<text:tab/>3</text:a></text:p>
          <text:p text:style-name="P22"><text:a xlink:type="simple" xlink:href="#__RefHeading__525_835363651" text:style-name="Index_20_Link" text:visited-style-name="Index_20_Link">2.2 KÄYTTÄJÄRYHMÄT<text:tab/>4</text:a></text:p>
          <text:p text:style-name="P23"><text:a xlink:type="simple" xlink:href="#__RefHeading__527_835363651" text:style-name="Index_20_Link" text:visited-style-name="Index_20_Link">3. KÄYTTÖTAPAUKSET<text:tab/>4</text:a></text:p>
          <text:p text:style-name="P23"><text:a xlink:type="simple" xlink:href="#__RefHeading__914_489295298" text:style-name="Index_20_Link" text:visited-style-name="Index_20_Link">4. JÄRJESTELMÄN TIETOSISÄLTÖ<text:tab/>4</text:a></text:p>
          <text:p text:style-name="P23"><text:a xlink:type="simple" xlink:href="#__RefHeading__916_489295298" text:style-name="Index_20_Link" text:visited-style-name="Index_20_Link">5. RELAATIOTIETOKANTA<text:tab/>6</text:a></text:p>
          <text:p text:style-name="P23"><text:a xlink:type="simple" xlink:href="#__RefHeading__918_489295298" text:style-name="Index_20_Link" text:visited-style-name="Index_20_Link">6.JÄRJESTELMÄN YLEISRAKENNE<text:tab/>7</text:a></text:p>
          <text:p text:style-name="P23"><text:a xlink:type="simple" xlink:href="#__RefHeading__920_489295298" text:style-name="Index_20_Link" text:visited-style-name="Index_20_Link">7. JÄRJESTELMÄN KOMPONENTIT<text:tab/>7</text:a></text:p>
          <text:p text:style-name="P23"><text:a xlink:type="simple" xlink:href="#__RefHeading__922_489295298" text:style-name="Index_20_Link" text:visited-style-name="Index_20_Link">8. KÄYTTÖLIITTYMÄ<text:tab/>11</text:a></text:p>
          <text:p text:style-name="P23"><text:a xlink:type="simple" xlink:href="#__RefHeading__938_1102114554" text:style-name="Index_20_Link" text:visited-style-name="Index_20_Link">9. ASENNUSTIEDOT<text:tab/>11</text:a></text:p>
          <text:p text:style-name="P23"><text:a xlink:type="simple" xlink:href="#__RefHeading__940_1102114554" text:style-name="Index_20_Link" text:visited-style-name="Index_20_Link">10. KÄYNNISTYSOHJEET<text:tab/>12</text:a></text:p>
          <text:p text:style-name="P23"><text:a xlink:type="simple" xlink:href="#__RefHeading__1151_985347869" text:style-name="Index_20_Link" text:visited-style-name="Index_20_Link">11. TESTAUS JA PUUTTEET<text:tab/>12</text:a></text:p>
          <text:p text:style-name="P23"><text:a xlink:type="simple" xlink:href="#__RefHeading__1153_985347869" text:style-name="Index_20_Link" text:visited-style-name="Index_20_Link">12. OMAT KOKEMUKSET<text:tab/>12</text:a></text:p>
          <text:p text:style-name="P23"><text:a xlink:type="simple" xlink:href="#__RefHeading__1155_985347869" text:style-name="Index_20_Link" text:visited-style-name="Index_20_Link">13. LIITTEET<text:tab/>12</text:a></text:p>
        </text:index-body>
      </text:table-of-content>
      <text:p text:style-name="P17"><text:s/></text:p>
      <text:p text:style-name="P9"/>
      <text:h text:style-name="P49" text:outline-level="1"><text:bookmark-start text:name="__RefHeading__249_2127963885"/>1. JOHDANTO<text:bookmark-end text:name="__RefHeading__249_2127963885"/></text:h>
      <text:p text:style-name="P5"/>
      <text:p text:style-name="P18">Tietokantasovelluksen aiheenani on suunnistuskilpailujen<text:span text:style-name="T2"> tulospalvelu. Sen tarkoituksena on tarjota palvelu, josta kaikki halukkaat voivat katsoa suunnistuskilpailujen </text:span><text:span text:style-name="T2">tuloksia sarjoittain.</text:span></text:p>
      <text:p text:style-name="P20"/>
      <text:p text:style-name="P19"><text:span text:style-name="T10">Tietokantasovellukseni ohjelmointikielenä on PHP ja tietokantapalvelimena on</text:span><text:span text:style-name="T11"> PostgreSQL. </text:span><text:span text:style-name="T11">Tietokantasovellus on toteutettu laitoksen users-palvelimella.</text:span></text:p>
      <text:p text:style-name="P21"><text:s/></text:p>
      <text:h text:style-name="P47" text:outline-level="1"><text:bookmark-start text:name="__RefHeading__523_835363651"/>2. YLEISKUVA JÄRJESTELMÄSTÄ<text:bookmark-end text:name="__RefHeading__523_835363651"/></text:h>
      <text:h text:style-name="P46" text:outline-level="2"><text:bookmark-start text:name="__RefHeading__143_2127963885"/>2.1 KÄYTTÖTA<text:span text:style-name="T1">P</text:span>AUSKAAVIO<text:bookmark-end text:name="__RefHeading__143_2127963885"/></text:h>
      <text:p text:style-name="P6"/>
      <text:p text:style-name="P6"><draw:frame draw:style-name="fr1" draw:name="grafiikka1" text:anchor-type="paragraph" svg:width="16.933cm" svg:height="14.131cm" draw:z-index="1"><draw:image xlink:href="Pictures/2000000900004226000037326CEA0FA6.svm" xlink:type="simple" xlink:show="embed" xlink:actuate="onLoad"/></draw:frame></text:p>
      <text:p text:style-name="P6"/>
      <text:p text:style-name="P6"><text:s/></text:p>
      <text:h text:style-name="P46" text:outline-level="2"><text:bookmark-start text:name="__RefHeading__525_835363651"/><text:soft-page-break/>2.2 KÄYTTÄJÄRYHMÄT<text:bookmark-end text:name="__RefHeading__525_835363651"/></text:h>
      <text:p text:style-name="P3"/>
      <text:p text:style-name="P1">Kil<text:span text:style-name="T5">pailija: </text:span><text:span text:style-name="T6">Kilpailija osallistuu suunnistuskilpailuun</text:span></text:p>
      <text:p text:style-name="P1"><text:span text:style-name="T5">Virkailija: </text:span><text:span text:style-name="T4">Virkailija muokkaa yksittäisen kilpailun sarjojen ja tulosten tietoja. Hänellä on oikeus kirjautua sarjan ja tuloksen muokkaussivulle.</text:span></text:p>
      <text:p text:style-name="P1"><text:span text:style-name="T3">Käyttäjä: </text:span><text:span text:style-name="T4">Käyttäjä on jokainen, joka katsoo tuloksia tulospalvelusta. Myös muut sidosryhmät kuuluvat tähän sidosryhmään. </text:span><text:span text:style-name="T4">Hänellä on katsella vain julkisia sivuja. </text:span></text:p>
      <text:p text:style-name="P1"><text:span text:style-name="T3">Ylläpitäjä: </text:span><text:span text:style-name="T4">Ylläpitäjä </text:span><text:span text:style-name="T4">muokkaa kilpailulistaa </text:span><text:span text:style-name="T4">ja samalla luo yksittäiselle kilpailulle tunnukset ja salasanat, joita virkailija hyödyntää</text:span><text:span text:style-name="T4">. Vain hänellä on oikeus kirjautua kilpailulistan muokkaussivuille.</text:span><text:span text:style-name="T4"> </text:span></text:p>
      <text:p text:style-name="P10"><text:s/></text:p>
      <text:h text:style-name="P48" text:outline-level="1"><text:bookmark-start text:name="__RefHeading__527_835363651"/>3. KÄYTTÖTAPAUKSET<text:bookmark-end text:name="__RefHeading__527_835363651"/></text:h>
      <text:p text:style-name="P12"/>
      <text:p text:style-name="P1"><text:span text:style-name="T9">Kil</text:span><text:span text:style-name="T5">pailijan käyttötapaukset: </text:span></text:p>
      <text:p text:style-name="P2"><text:span text:style-name="T5">Kilpaileminen:</text:span><text:span text:style-name="T7"> </text:span><text:span text:style-name="T5">Kilpailija osallistuu suunnistuskilpailuun, jossa hän leimaa emitin lähdössä, jokaisella vaaditulla rastilla sekä maalissa.</text:span></text:p>
      <text:p text:style-name="P10"/>
      <text:p text:style-name="P11">Virkailijan käyttötapaukset: <text:s/></text:p>
      <text:p text:style-name="P10">Kirjautuminen sarjalistan tai kilpailijalistan muokkaussivuille: Virkailija kirjautuu hänelle annetuilla tunnuksilla sarjalistan tai kilpailijalistan muokkaussivuille.</text:p>
      <text:p text:style-name="P10">Sarjan tietojen muokkaaminen: Virkailija voi lisätä sarjojen tiedot tietokantaan tai poistaa ne sieltä ja hän voi myös muokata niiden tietoja.</text:p>
      <text:p text:style-name="P10">Kilpailijan tietojen muokkaaminen: Virkailija voi lisätä yksittäisen kilpailijan tiedot tietokantaan tai poistaa ne sieltä ja hän voi myös muokata niiden tietoja.</text:p>
      <text:p text:style-name="P10"/>
      <text:p text:style-name="P11">Käyttäjän käyttötapaukset: </text:p>
      <text:p text:style-name="P10">Tulosten katsominen: Käyttäjä pääsee katsomaan kilpailulistaa sekä yksittäisen kilpailun tuloksia sarjoittain.</text:p>
      <text:p text:style-name="P10"/>
      <text:p text:style-name="P11">Ylläpitäjän käyttötapaukset:</text:p>
      <text:p text:style-name="P10">Kirjautuminen kilpailulistan muokkaussivulle: Ylläpitäjä voi kirjautua kilpailulistan muokkaussivulle.</text:p>
      <text:p text:style-name="P10">Kilpailun tietojen muokkaaminen: Ylläpitäjä voi lisää ja poistaa kilpailun tietokannasta ja hän voi myös muokata kilpailun tietoja.</text:p>
      <text:p text:style-name="P10"/>
      <text:p text:style-name="P10"/>
      <text:h text:style-name="Heading_20_1" text:outline-level="1"><text:soft-page-break/></text:h>
      <text:h text:style-name="Heading_20_1" text:outline-level="1"><text:bookmark-start text:name="__RefHeading__914_489295298"/>4. JÄRJESTELMÄN TIETOSISÄLTÖ<text:bookmark-end text:name="__RefHeading__914_489295298"/></text:h>
      <text:p text:style-name="Text_20_body"/>
      <text:p text:style-name="Text_20_body"><draw:frame draw:style-name="fr2" draw:name="grafiikka2" text:anchor-type="paragraph" svg:width="8.548cm" svg:height="6.669cm" draw:z-index="3"><draw:image xlink:href="Pictures/200000090000216300001A0D7818BB39.svm" xlink:type="simple" xlink:show="embed" xlink:actuate="onLoad"/></draw:frame></text:p>
      <text:p text:style-name="P10"/>
      <text:p text:style-name="P11"/>
      <text:p text:style-name="P11"/>
      <text:p text:style-name="P13"/>
      <text:p text:style-name="P13"/>
      <text:p text:style-name="P13"/>
      <text:p text:style-name="P13"/>
      <text:p text:style-name="P13"/>
      <text:p text:style-name="P13"/>
      <text:p text:style-name="P31"/>
      <text:p text:style-name="P36"><text:span text:style-name="T24">Tietokohde: </text:span><text:span text:style-name="T20">Yllapidontunnukset</text:span></text:p>
      <text:p text:style-name="Standard"/>
      <table:table table:name="Taulukko4" table:style-name="Taulukko4">
        <table:table-column table:style-name="Taulukko4.A"/>
        <table:table-column table:style-name="Taulukko4.B"/>
        <table:table-column table:style-name="Taulukko4.C"/>
        <table:table-row>
          <table:table-cell table:style-name="Taulukko4.A1" office:value-type="string">
            <text:p text:style-name="P38">Attribuutti</text:p>
          </table:table-cell>
          <table:table-cell table:style-name="Taulukko4.A1" office:value-type="string">
            <text:p text:style-name="P38">Arvojoukko</text:p>
          </table:table-cell>
          <table:table-cell table:style-name="Taulukko4.C1" office:value-type="string">
            <text:p text:style-name="P38">Kuvailu</text:p>
          </table:table-cell>
        </table:table-row>
        <table:table-row>
          <table:table-cell table:style-name="Taulukko4.A2" office:value-type="string">
            <text:p text:style-name="Table_20_Contents">Tunnus</text:p>
          </table:table-cell>
          <table:table-cell table:style-name="Taulukko4.A2" office:value-type="string">
            <text:p text:style-name="Table_20_Contents">Merkkijono</text:p>
          </table:table-cell>
          <table:table-cell table:style-name="Taulukko4.C2" office:value-type="string">
            <text:p text:style-name="Table_20_Contents">Käyttäjätunnus, jolla kirjaudutaan <text:span text:style-name="T17">kilpailulistan muokkaussivulle</text:span></text:p>
          </table:table-cell>
        </table:table-row>
        <table:table-row>
          <table:table-cell table:style-name="Taulukko4.A2" office:value-type="string">
            <text:p text:style-name="Table_20_Contents">Salasana</text:p>
          </table:table-cell>
          <table:table-cell table:style-name="Taulukko4.A2" office:value-type="string">
            <text:p text:style-name="Table_20_Contents">Merkkijono</text:p>
          </table:table-cell>
          <table:table-cell table:style-name="Taulukko4.C2" office:value-type="string">
            <text:p text:style-name="Table_20_Contents">Salasana, jolla kirjaudutaan <text:span text:style-name="T17">kilpailulistan muokkaussivulle</text:span></text:p>
          </table:table-cell>
        </table:table-row>
      </table:table>
      <text:p text:style-name="P29"/>
      <text:p text:style-name="P30">Yllapidontunnukset sisältää tunnuksen ja salasanan, jolla tulospalvelun ylläpitäjä pääsee muokkaamaan kilpailulistaa</text:p>
      <text:p text:style-name="P31"/>
      <text:p text:style-name="P31">Tietokohde: K<text:span text:style-name="T21">il</text:span><text:span text:style-name="T15">pailu</text:span></text:p>
      <text:p text:style-name="Standard"/>
      <table:table table:name="Taulukko1" table:style-name="Taulukko1">
        <table:table-column table:style-name="Taulukko1.A" table:number-columns-repeated="3"/>
        <table:table-row>
          <table:table-cell table:style-name="Taulukko1.A1" office:value-type="string">
            <text:p text:style-name="P38">Attribuutti</text:p>
          </table:table-cell>
          <table:table-cell table:style-name="Taulukko1.A1" office:value-type="string">
            <text:p text:style-name="P38">Arvojoukko</text:p>
          </table:table-cell>
          <table:table-cell table:style-name="Taulukko1.C1" office:value-type="string">
            <text:p text:style-name="P38">Kuvailu</text:p>
          </table:table-cell>
        </table:table-row>
        <table:table-row>
          <table:table-cell table:style-name="Taulukko1.A2" office:value-type="string">
            <text:p text:style-name="P43"><text:span text:style-name="T8">päivämäärä</text:span> </text:p>
          </table:table-cell>
          <table:table-cell table:style-name="Taulukko1.A2" office:value-type="string">
            <text:p text:style-name="P43"><text:span text:style-name="T8">päivämäärä</text:span> </text:p>
          </table:table-cell>
          <table:table-cell table:style-name="Taulukko1.C2" office:value-type="string">
            <text:p text:style-name="Table_20_Contents">Kil<text:span text:style-name="T17">pailun järjestämispäivä</text:span></text:p>
          </table:table-cell>
        </table:table-row>
        <table:table-row>
          <table:table-cell table:style-name="Taulukko1.A2" office:value-type="string">
            <text:p text:style-name="Table_20_Contents">Nimi</text:p>
          </table:table-cell>
          <table:table-cell table:style-name="Taulukko1.A2" office:value-type="string">
            <text:p text:style-name="Table_20_Contents">Merkkijono</text:p>
          </table:table-cell>
          <table:table-cell table:style-name="Taulukko1.C2" office:value-type="string">
            <text:p text:style-name="Table_20_Contents">Kil<text:span text:style-name="T17">pailun nimi</text:span></text:p>
          </table:table-cell>
        </table:table-row>
        <table:table-row>
          <table:table-cell table:style-name="Taulukko1.A2" office:value-type="string">
            <text:p text:style-name="Table_20_Contents">Tunnus</text:p>
          </table:table-cell>
          <table:table-cell table:style-name="Taulukko1.A2" office:value-type="string">
            <text:p text:style-name="Table_20_Contents">Merkkijono</text:p>
          </table:table-cell>
          <table:table-cell table:style-name="Taulukko1.C2" office:value-type="string">
            <text:p text:style-name="Table_20_Contents">Käyttäjätunnus, jolla kirjaudutaan tietyn kil<text:span text:style-name="T17">pailun tietojen muokkaamissivuille</text:span></text:p>
          </table:table-cell>
        </table:table-row>
        <table:table-row>
          <table:table-cell table:style-name="Taulukko1.A2" office:value-type="string">
            <text:p text:style-name="Table_20_Contents">Salasana</text:p>
          </table:table-cell>
          <table:table-cell table:style-name="Taulukko1.A2" office:value-type="string">
            <text:p text:style-name="Table_20_Contents">Merkkijono</text:p>
          </table:table-cell>
          <table:table-cell table:style-name="Taulukko1.C2" office:value-type="string">
            <text:p text:style-name="Table_20_Contents">Salasana, jolla kirjaudutaan tietyn kil<text:span text:style-name="T17">pailun tietojen muokkaamissivuille</text:span></text:p>
          </table:table-cell>
        </table:table-row>
      </table:table>
      <text:p text:style-name="Standard"/>
      <text:p text:style-name="P32">Kil<text:span text:style-name="T12">pailu on tapahtuma, jota varten tulospalvelu on luoto. Kilpailulla on useita sarjoja. Jokaisella kilpailulla on omat tunnukset ja salasanat, olla kirjaudutaan tietyn kilpailun </text:span><text:span text:style-name="T12">sarjan ja kilpailijan </text:span><text:span text:style-name="T12">tietojen muokkaamissivuille.</text:span></text:p>
      <text:p text:style-name="Standard"/>
      <text:p text:style-name="P31"><text:soft-page-break/>Tietokohde: Sarja</text:p>
      <text:p text:style-name="P31"/>
      <table:table table:name="Taulukko2" table:style-name="Taulukko2">
        <table:table-column table:style-name="Taulukko2.A" table:number-columns-repeated="3"/>
        <table:table-row>
          <table:table-cell table:style-name="Taulukko2.A1" office:value-type="string">
            <text:p text:style-name="P39">Attribuutti</text:p>
          </table:table-cell>
          <table:table-cell table:style-name="Taulukko2.A1" office:value-type="string">
            <text:p text:style-name="P39">Arvojoukko</text:p>
          </table:table-cell>
          <table:table-cell table:style-name="Taulukko2.C1" office:value-type="string">
            <text:p text:style-name="P39">Kuvailu</text:p>
          </table:table-cell>
        </table:table-row>
        <table:table-row>
          <table:table-cell table:style-name="Taulukko2.A2" office:value-type="string">
            <text:p text:style-name="P40">Nimi</text:p>
          </table:table-cell>
          <table:table-cell table:style-name="Taulukko2.A2" office:value-type="string">
            <text:p text:style-name="P40">Merkkijono</text:p>
          </table:table-cell>
          <table:table-cell table:style-name="Taulukko2.C2" office:value-type="string">
            <text:p text:style-name="P40">Sarjan nimi</text:p>
          </table:table-cell>
        </table:table-row>
      </table:table>
      <text:p text:style-name="P31"/>
      <text:p text:style-name="P24">Kilpailulla on monta sarjaa, kuten esimerkiksi miesten ja naisten sarjat. Sarjoihin sisältyvät myös kaikki yksittäiset tulokset.</text:p>
      <text:p text:style-name="P28"/>
      <text:p text:style-name="P28">Tietokohde: Tulos</text:p>
      <text:p text:style-name="P28"/>
      <table:table table:name="Taulukko3" table:style-name="Taulukko3">
        <table:table-column table:style-name="Taulukko3.A" table:number-columns-repeated="3"/>
        <table:table-row>
          <table:table-cell table:style-name="Taulukko3.A1" office:value-type="string">
            <text:p text:style-name="P39">Attribuutti</text:p>
          </table:table-cell>
          <table:table-cell table:style-name="Taulukko3.A1" office:value-type="string">
            <text:p text:style-name="P39">Arvojoukko</text:p>
          </table:table-cell>
          <table:table-cell table:style-name="Taulukko3.C1" office:value-type="string">
            <text:p text:style-name="P39">Kuvailu</text:p>
          </table:table-cell>
        </table:table-row>
        <table:table-row>
          <table:table-cell table:style-name="Taulukko3.A2" office:value-type="string">
            <text:p text:style-name="P41">Nimi</text:p>
          </table:table-cell>
          <table:table-cell table:style-name="Taulukko3.A2" office:value-type="string">
            <text:p text:style-name="P40">Merkkijono</text:p>
          </table:table-cell>
          <table:table-cell table:style-name="Taulukko3.C2" office:value-type="string">
            <text:p text:style-name="P40"><text:span text:style-name="T16">Kilpailijan</text:span> etu- ja sukunimi</text:p>
          </table:table-cell>
        </table:table-row>
        <table:table-row>
          <table:table-cell table:style-name="Taulukko3.A2" office:value-type="string">
            <text:p text:style-name="P41">Seura</text:p>
          </table:table-cell>
          <table:table-cell table:style-name="Taulukko3.A2" office:value-type="string">
            <text:p text:style-name="P41">Merkkijono</text:p>
          </table:table-cell>
          <table:table-cell table:style-name="Taulukko3.C2" office:value-type="string">
            <text:p text:style-name="P24">Kilpailijan edustama seura</text:p>
          </table:table-cell>
        </table:table-row>
        <table:table-row>
          <table:table-cell table:style-name="Taulukko3.A2" office:value-type="string">
            <text:p text:style-name="P41">Emit</text:p>
          </table:table-cell>
          <table:table-cell table:style-name="Taulukko3.A2" office:value-type="string">
            <text:p text:style-name="P41">Numerosarja, max 8 merkkiä </text:p>
          </table:table-cell>
          <table:table-cell table:style-name="Taulukko3.C2" office:value-type="string">
            <text:p text:style-name="P42">Kilpailijan sähköinen rastileimasin</text:p>
          </table:table-cell>
        </table:table-row>
        <table:table-row>
          <table:table-cell table:style-name="Taulukko3.A2" office:value-type="string">
            <text:p text:style-name="P41">Lo<text:span text:style-name="T14">ppuaika</text:span></text:p>
          </table:table-cell>
          <table:table-cell table:style-name="Taulukko3.A2" office:value-type="string">
            <text:p text:style-name="P41">Kellonaika</text:p>
          </table:table-cell>
          <table:table-cell table:style-name="Taulukko3.C2" office:value-type="string">
            <text:p text:style-name="P42">Kilpailijan loppuaika</text:p>
          </table:table-cell>
        </table:table-row>
      </table:table>
      <text:p text:style-name="P28"/>
      <text:p text:style-name="P24">Tulos on yksittäisen kilpailijan saavuttama aika suunnistuskilpailussa. Tulos sisältyy useimmiten johonkin sarjaan.</text:p>
      <text:p text:style-name="P13"/>
      <text:p text:style-name="P13"/>
      <text:h text:style-name="Heading_20_1" text:outline-level="1"><text:bookmark-start text:name="__RefHeading__916_489295298"/>5. RELAATIOTIETOKANTA<text:bookmark-end text:name="__RefHeading__916_489295298"/></text:h>
      <text:p text:style-name="Text_20_body"/>
      <text:p text:style-name="Text_20_body"><draw:frame draw:style-name="fr1" draw:name="grafiikka3" text:anchor-type="paragraph" svg:width="12.278cm" svg:height="8.44cm" draw:z-index="0"><draw:image xlink:href="Pictures/2000000900002FF6000020F931004F59.svm"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ext:h>
      <text:h text:style-name="Heading_20_1" text:outline-level="1"/>
      <text:h text:style-name="Heading_20_1" text:outline-level="1"><text:bookmark-start text:name="__RefHeading__918_489295298"/>6.JÄRJESTELMÄN YLEISRAKENNE<text:bookmark-end text:name="__RefHeading__918_489295298"/></text:h>
      <text:p text:style-name="Text_20_body"/>
      <text:p text:style-name="Standard">Järjestelmässä on pyritty MVC-arkkitehtuurin mukaiseen rakenteeseen. Kontrollerit ovat projektin juuressa ja näkymät löytyvät views-kansiosta. Libs-kansiosta löytyvät yleiskäyttöisiä toimintoja sisältävä kirjastotiedosto sekä models-kansio, josta löytyvät malliluokat.</text:p>
      <text:h text:style-name="Heading_20_1" text:outline-level="1"/>
      <text:h text:style-name="Heading_20_1" text:outline-level="1"><text:bookmark-start text:name="__RefHeading__920_489295298"/>7. JÄRJESTELMÄN KOMPONENTIT<text:bookmark-end text:name="__RefHeading__920_489295298"/></text:h>
      <text:p text:style-name="Text_20_body"/>
      <text:p text:style-name="P35">libs/models/kilpailuntiedot.php</text:p>
      <text:p text:style-name="Standard"/>
      <text:p text:style-name="Standard">Malliluokka, jossa toteutetaan kilpailun tietojen listaamiseen, lisäämiseen, muokkaamiseen ja poistamiseen vaadittavat SQL-kyselyt.</text:p>
      <text:p text:style-name="P35"/>
      <text:p text:style-name="P35">libs/models/kilpailijantiedot.php</text:p>
      <text:p text:style-name="Standard"/>
      <text:p text:style-name="Standard">Malliluokka, jossa toteutetaan kilpailijan tietojen listaamiseen, lisäämiseen, muokkaamiseen ja poistamiseen vaadittavat SQL-kyselyt.</text:p>
      <text:p text:style-name="Standard"/>
      <text:p text:style-name="P35">libs/models/sarjantiedot.php</text:p>
      <text:p text:style-name="Standard"/>
      <text:p text:style-name="Standard">Malliluokka, jossa toteutetaan sarjan tietojen listaamiseen, lisäämiseen, muokkaamiseen ja poistamiseen vaadittavat SQL-kyselyt.</text:p>
      <text:p text:style-name="Standard"/>
      <text:p text:style-name="P35">libs/models/tunnukset.php</text:p>
      <text:p text:style-name="Standard"/>
      <text:p text:style-name="Standard">Malliluokka, jossa haetaan tietokannasta tunnukset, joilla voi kirjautua sarjan ja kilpailijan tietojen muokkaamissivuille.</text:p>
      <text:p text:style-name="Standard"/>
      <text:p text:style-name="P35">libs/models/ytunnukset.php</text:p>
      <text:p text:style-name="Standard"/>
      <text:p text:style-name="Standard">Malliluokka, jossa haetaan tietokannasta tunnukset, joilla voi kirjautua kilpailun tietojen muokkaamissivuille. </text:p>
      <text:p text:style-name="Standard"/>
      <text:p text:style-name="P35">libs/utilities.php</text:p>
      <text:p text:style-name="P35"/>
      <text:p text:style-name="P37">Kirjastotiedosto, jossa löytyvät tietokantayhteyden toteuttava metodi sekä näkymän näyttävä metodi.</text:p>
      <text:p text:style-name="Standard"/>
      <text:p text:style-name="P35">views/etusivu.php</text:p>
      <text:p text:style-name="P35"/>
      <text:p text:style-name="P37">Näkymä, jossa määritetään sovelluksen etusivun ulkoasu. Etusivu sisältää listan kilpailuista sekä linkit kilpailujen sarjoihin. Lisäksi etusivulla on pieni sovelluksen kuvaus.</text:p>
      <text:p text:style-name="P35"><text:soft-page-break/></text:p>
      <text:p text:style-name="P35"/>
      <text:p text:style-name="P35"/>
      <text:p text:style-name="P35">views/kilpailijalistanmuokkaussivu.php</text:p>
      <text:p text:style-name="P37"/>
      <text:p text:style-name="P34"><text:span text:style-name="T23">Näkymä, jossa määritetään kilpailijalistan muokkaussivun ulkoasu. Se on muuten samanlainen kuin lo</text:span><text:span text:style-name="T13">pputulostensivu.php, mutta jokaisen tuloksen perässä on linkki, josta pääsee kilpailijan tietojen </text:span><text:span text:style-name="T23">muokkaamislomakkeeseen</text:span>. <text:span text:style-name="T13">Lisäksi sivulta löytyy linkki, josta pääsee tuloksen lisäämislomakkeeseen.</text:span></text:p>
      <text:p text:style-name="P25"/>
      <text:p text:style-name="P27">views/kilpailijanlisaaminen.php</text:p>
      <text:p text:style-name="P26"/>
      <text:p text:style-name="P26">Näkymä, joka määrittää tuloksen lisäämislomakkeen ulkomuodon.</text:p>
      <text:p text:style-name="P26"/>
      <text:p text:style-name="P27">views/kilpailijanmuokkaaminen.php</text:p>
      <text:p text:style-name="P27"/>
      <text:p text:style-name="P25">Näkymä, joka määrittää kilpailijan tietojen muokkaamislomakkeen ulkomuodon.</text:p>
      <text:p text:style-name="P25"/>
      <text:p text:style-name="P35">views/kilpailulistanmuokkaussivu.php</text:p>
      <text:p text:style-name="P37"/>
      <text:p text:style-name="P33"><text:span text:style-name="T23">Näkymä, jossa määritetään </text:span><text:span text:style-name="T23">kilpailulistan</text:span><text:span text:style-name="T23"> muokkaussivun ulkoasu. Se on muuten samanlainen kuin </text:span><text:span text:style-name="T23">e</text:span><text:span text:style-name="T23">tu</text:span><text:span text:style-name="T13">sivu.php, mutta jokaisen </text:span><text:span text:style-name="T13">kilpailun</text:span><text:span text:style-name="T13"> perässä on linkki, josta pääsee kilpailijan tietojen </text:span>muokkaamislomakkeeseen. <text:span text:style-name="T13">Lisäksi sivulta löytyy linkki, josta pääsee tuloksen lisäämislomakkeeseen. </text:span><text:span text:style-name="T13">Siinä ei löydy etusivun pientä esittelykappaletta.</text:span></text:p>
      <text:p text:style-name="P26"/>
      <text:p text:style-name="P27">views/kilpailunlisaaminen.php</text:p>
      <text:p text:style-name="P27"/>
      <text:p text:style-name="P24">Näkymä, joka määrittää kilpailun lisäämislomakkeen ulkomuodon.</text:p>
      <text:p text:style-name="P24"/>
      <text:p text:style-name="P27">views/kilpailunmuokkaaminen.php</text:p>
      <text:p text:style-name="P27"/>
      <text:p text:style-name="P25">Näkymä, joka määrittää kilpailun tietojen muokkaamislomakkeen ulkomuodon.</text:p>
      <text:p text:style-name="P35"/>
      <text:p text:style-name="P35">views/kirjautuminenkilpailija.php</text:p>
      <text:p text:style-name="P35"/>
      <text:p text:style-name="P37">Näkymä, jossa määritettää kirjautumislomakkeen ulkoasun, josta pääsee kirjautumaan kilpailijan tietojen muokkaussivulle.</text:p>
      <text:p text:style-name="P35"><text:s/></text:p>
      <text:p text:style-name="P37"><text:span text:style-name="T22">views/kirjautuminenkilpailu.php</text:span> </text:p>
      <text:p text:style-name="P37"/>
      <text:p text:style-name="P37">Näkymä, jossa määrittää kirjautumislomakkeen ulkoasun, josta pääsee kirjautumaan kilpailun tietojen muokkaussivulle.</text:p>
      <text:p text:style-name="P35"><text:s/></text:p>
      <text:p text:style-name="P35">views/kirjautuminensarja.php</text:p>
      <text:p text:style-name="P37"/>
      <text:p text:style-name="P37">Näkymä, jossa määrittää kirjautumislomakkeen ulkoasun, josta pääsee kirjautumaan sarjan tietojen muokkaussivulle.</text:p>
      <text:p text:style-name="Standard"/>
      <text:p text:style-name="P35">views/lopputulostensivu.php</text:p>
      <text:p text:style-name="P35"/>
      <text:p text:style-name="P37">Näkymä, jossa määritetään tulosluettelosivun ulkoasu. Tämä sivu näyttää valitun kil<text:span text:style-name="T19">pailun valitun sarjan lopputulokset. </text:span>Sivulta löytyy linkki kilpailijalistanmuokkaussivulle sekä etusivulle.</text:p>
      <text:p text:style-name="P37"/>
      <text:p text:style-name="P27"><text:soft-page-break/>views/sarjalistanmuokkaussivu.php</text:p>
      <text:p text:style-name="P26"/>
      <text:p text:style-name="P34"><text:span text:style-name="T14">Näkymä, jossa määritetään sarjalistanmuokkaussivun ulkoasu. Se on muuten samanlainen kuin sarjojen</text:span><text:span text:style-name="T13">sivu.php, mutta jokaisen tuloksen perässä on linkki, josta pääsee sarjan tietojen muokkaamislomakkeeseen. Lisäksi sivulta löytyy linkki, josta pääsee sarjan lisäämislomakkeeseen.</text:span></text:p>
      <text:p text:style-name="P35"/>
      <text:p text:style-name="P27">views/sarjanlisaaminen.php</text:p>
      <text:p text:style-name="P27"/>
      <text:p text:style-name="P25">Näkymä, joka määrittää sarjan lisäämislomakkeen ulkomuodon.</text:p>
      <text:p text:style-name="P27"/>
      <text:p text:style-name="P27">views/sarjanmuokkaaminen.php</text:p>
      <text:p text:style-name="P27"/>
      <text:p text:style-name="P25">Näkymä, joka määrittää sarjan tietojen muokkaamislomakkeen ulkomuodon.</text:p>
      <text:p text:style-name="P35"/>
      <text:p text:style-name="P35">views/sarjojensivu.php</text:p>
      <text:p text:style-name="P35"/>
      <text:p text:style-name="Standard"><text:span text:style-name="T23">Näkymä, jossa määritetään sarjaluettelon ulkoasu. Tämä sivu näyttää valitun kil</text:span><text:span text:style-name="T18">pailun sarjat. </text:span><text:span text:style-name="T23">Sivulta löytyy linkki sarjalistanmuokkaussivulle sekä etusivulle.</text:span></text:p>
      <text:p text:style-name="P25"/>
      <text:p text:style-name="P27">Dologinkilpailija.php</text:p>
      <text:p text:style-name="P27"/>
      <text:p text:style-name="P24"><text:bookmark-start text:name="__DdeLink__258_1102114554"/>Kontrolleri, joka lukee kirjautumislomakkeelta tunnuksen ja salasanan ja ohjaa eteenpäin kilpailijalistanmuokkaussivulle, jos tunnus ja salasana ovat oikein. Muulloin se heittää virheilmoituksen.<text:bookmark-end text:name="__DdeLink__258_1102114554"/></text:p>
      <text:p text:style-name="P24"/>
      <text:p text:style-name="P27"><text:bookmark-start text:name="__DdeLink__262_1102114554"/>Dologinkilpailu.php<text:bookmark-end text:name="__DdeLink__262_1102114554"/></text:p>
      <text:p text:style-name="P27"/>
      <text:p text:style-name="P24">Kontrolleri, joka lukee kirjautumislomakkeelta tunnuksen ja salasanan ja ohjaa eteenpäin kilpailulistanmuokkaussivulle, jos tunnus ja salasana ovat oikein. Muulloin se heittää virheilmoituksen.</text:p>
      <text:p text:style-name="P24"/>
      <text:p text:style-name="P27">Dologinsarja.php</text:p>
      <text:p text:style-name="P27"/>
      <text:p text:style-name="P24">Kontrolleri, joka lukee kirjautumislomakkeelta tunnuksen ja salasanan ja ohjaa eteenpäin sarjalistanmuokkaussivulle, jos tunnus ja salasana ovat oikein. Muulloin se heittää virheilmoituksen.</text:p>
      <text:p text:style-name="P24"/>
      <text:p text:style-name="P27">Index.php</text:p>
      <text:p text:style-name="P27"/>
      <text:p text:style-name="P24">Kontrolleri, joka näyttää etusivun näkymänään ja hakee malliluokan metodin avulla kaikki tietokannan kilpailut.</text:p>
      <text:p text:style-name="P24"/>
      <text:p text:style-name="P27"><text:bookmark-start text:name="__DdeLink__265_1102114554"/>Kilpailijanmuokkaus.php</text:p>
      <text:p text:style-name="P27"/>
      <text:p text:style-name="P24">Kontrolleri, joka kerää malliluokan avulla tulokset sarjoittain ja näyttää kilpailijalistan muokkaussivun näkymänään.</text:p>
      <text:p text:style-name="P24"/>
      <text:p text:style-name="P27">Kilpailunmuokkaus.php</text:p>
      <text:p text:style-name="P27"/>
      <text:p text:style-name="P24">Kontrolleri, joka näyttää kilpailulistanmuokkaussivun näkymänään ja hakee malliluokan metodin avulla tietokannasta kaikki kilpailut</text:p>
      <text:p text:style-name="P24"/>
      <text:p text:style-name="P27"/>
      <text:p text:style-name="P27"><text:soft-page-break/>Lisaakilpailija.php</text:p>
      <text:p text:style-name="P27"/>
      <text:p text:style-name="P24">Kontrolleri, joka lukee kilpailijan lisäämislomakkeen tiedot ja halutun malliluokan metodin avulla lisää tietokantaan uuden kilpailijan ja tuloksen.</text:p>
      <text:p text:style-name="P24"/>
      <text:p text:style-name="P27">Lisaakilpailu.php</text:p>
      <text:p text:style-name="P27"/>
      <text:p text:style-name="P24">Kontrolleri, joka lukee kilpailun lisäämislomakkeen tiedot ja halutun malliluokan metodin avulla lisää tietokantaan uuden kilpailun.</text:p>
      <text:p text:style-name="P27"/>
      <text:p text:style-name="P27">Lisaasarja.php</text:p>
      <text:p text:style-name="P27"/>
      <text:p text:style-name="P24">Kontrolleri, joka lukee sarjan lisäämislomakkeen tiedot ja halutun malliluokan metodin avulla lisää tietokantaan uuden sarjan.</text:p>
      <text:p text:style-name="P27"/>
      <text:p text:style-name="P27">Loginkilpailija.php</text:p>
      <text:p text:style-name="P27"/>
      <text:p text:style-name="P24">Kontrolleri, joka näyttää kirjautuminenkilpailijan näkymänään.</text:p>
      <text:p text:style-name="P24"/>
      <text:p text:style-name="P27">Loginkilpailu.php</text:p>
      <text:p text:style-name="P27"/>
      <text:p text:style-name="P24"><text:bookmark-start text:name="__DdeLink__272_1102114554"/>Kontrolleri, joka näyttää kirjautuminenkilpailun näkymänään.<text:bookmark-end text:name="__DdeLink__272_1102114554"/></text:p>
      <text:p text:style-name="P24"/>
      <text:p text:style-name="P27">Loginsarja.php</text:p>
      <text:p text:style-name="P27"/>
      <text:p text:style-name="P24">Kontrolleri, joka näyttää kirjautuminensarjan näkymänään.</text:p>
      <text:p text:style-name="P24"/>
      <text:p text:style-name="P27">Logoutkilpailija.php</text:p>
      <text:p text:style-name="P27"/>
      <text:p text:style-name="P24">Kontrolleri, joka toteuttaa uloskirjautumisen kilpailulistan muokkaussivulta.</text:p>
      <text:p text:style-name="P24"/>
      <text:p text:style-name="P27">Logoutkilpailu.php</text:p>
      <text:p text:style-name="P27"/>
      <text:p text:style-name="P24">Kontrolleri, joka toteuttaa uloskirjautumisen kilpailulistan muokkaussivulta.</text:p>
      <text:p text:style-name="P24"/>
      <text:p text:style-name="P27">Logoutsarja.php</text:p>
      <text:p text:style-name="P27"/>
      <text:p text:style-name="P24">Kontrolleri, joka toteuttaa uloskirjautumisen sarjalistan muokkaussivulta.</text:p>
      <text:p text:style-name="P24"/>
      <text:p text:style-name="P27">Lopputulokset.php</text:p>
      <text:p text:style-name="P27"/>
      <text:p text:style-name="P24">Kontrolleri, joka näyttää lopputulostensivun näkymänään ja hakee malliluokan metodin avulla kilpailijat sarjoittain.</text:p>
      <text:p text:style-name="P27"/>
      <text:p text:style-name="P27">Sarjanmuokkaus.php</text:p>
      <text:p text:style-name="P27"/>
      <text:p text:style-name="P24"><text:bookmark-end text:name="__DdeLink__265_1102114554"/>Kontrolleri, joka kerää malliluokan avulla sarjat kilpailuittain ja näyttää sarjalistan muokkaussivun näkymänään.</text:p>
      <text:p text:style-name="P24"/>
      <text:p text:style-name="P27">Sarjat.php</text:p>
      <text:p text:style-name="P27"/>
      <text:p text:style-name="P24">Kontrolleri, joka näyttää sarjojensivun näkymänään ja hakee malliluokan metodin avulla sarjat kilpailuittain.</text:p>
      <text:p text:style-name="P27"><text:soft-page-break/></text:p>
      <text:p text:style-name="P27">Updatekilpailija.php</text:p>
      <text:p text:style-name="P27"/>
      <text:p text:style-name="P24">Kontrolleri, joka lukee kilpailijan muokkaamislomakkeelta tietoja ja halutun malliluokan metodin avulla joko muokkaa kilpailijan tietoja tietokannassa tai sitten poistaa kilpailijan tiedot tietokannasta.</text:p>
      <text:p text:style-name="P24"/>
      <text:p text:style-name="P27">Updatekilpailu.php</text:p>
      <text:p text:style-name="P27"/>
      <text:p text:style-name="P24">Kontrolleri, joka lukee kilpailun muokkaamislomakkeelta tietoja ja halutun malliluokan metodin avulla joko muokkaa kilpailun tietoja tietokannassa tai sitten poistaa kilpailun tiedot tietokannasta.</text:p>
      <text:p text:style-name="P27">Updatesarja.php</text:p>
      <text:p text:style-name="P27"/>
      <text:p text:style-name="P24">Kontrolleri, joka lukee sarjan muokkaamislomakkeelta tietoja ja halutun malliluokan metodin avulla joko muokkaa sarjan tietoja tietokannassa tai sitten poistaa sarjan tiedot tietokannasta.</text:p>
      <text:p text:style-name="P24"/>
      <text:p text:style-name="P24"/>
      <text:h text:style-name="Heading_20_1" text:outline-level="1"><text:bookmark-start text:name="__RefHeading__922_489295298"/>8. KÄYTTÖLIITTYMÄ<text:bookmark-end text:name="__RefHeading__922_489295298"/></text:h>
      <text:p text:style-name="Text_20_body"/>
      <text:p text:style-name="Text_20_body"><draw:frame draw:style-name="fr3" draw:name="grafiikka4" text:anchor-type="paragraph" svg:width="17cm" svg:height="7.664cm" draw:z-index="2"><draw:image xlink:href="Pictures/200000090000469800001FD6C58DF41D.svm" xlink:type="simple" xlink:show="embed" xlink:actuate="onLoad"/></draw:frame></text:p>
      <text:p text:style-name="P24">Etusivu/kilpailulista, kilpailun sarjat sekä lopputulokset ovat kaikille näkyviä sivuja. Kilpailulistan muokkaussivulle kirjaudutaan sivun ylläpitäjän tunnuksilla. Sarjalistan ja tulosten muokkaussivuille kirjaudutaan yksittäisen kilpailun tunnuksilla. Lopputulokset-sivulta pääsee myös navigaatiopalkin avulla myös etusivulle.</text:p>
      <text:p text:style-name="P24"/>
      <text:p text:style-name="P24"/>
      <text:h text:style-name="Heading_20_1" text:outline-level="1"><text:bookmark-start text:name="__RefHeading__938_1102114554"/>9. ASENNUSTIEDOT<text:bookmark-end text:name="__RefHeading__938_1102114554"/></text:h>
      <text:p text:style-name="Standard">Asennus aloitetaan kopioimalla sovelluksen tiedostot palvelimesi nettiin näkyvään hakemistoon. Kun olet tehnyt tämän, aseta tietokannan yhteystiedot oikeaksi kansiossa lib/utilities.php.</text:p>
      <text:p text:style-name="Standard"/>
      <text:p text:style-name="Standard"/>
      <text:h text:style-name="Heading_20_1" text:outline-level="1"><text:bookmark-start text:name="__RefHeading__940_1102114554"/><text:bookmark-start text:name="__DdeLink__942_1102114554"/><text:soft-page-break/>10. KÄYNNISTYSOHJEET<text:bookmark-end text:name="__RefHeading__940_1102114554"/><text:bookmark-end text:name="__DdeLink__942_1102114554"/></text:h>
      <text:p text:style-name="Standard">Suunnistustulospalvelun etusivu on osoitteessa jtlahti.users.cs.helsinki.fi/suunnistustulospalvelu.</text:p>
      <text:p text:style-name="Standard"/>
      <text:p text:style-name="Standard">Kilpailulistaa pääsee muokkaamaan tunnuksella lahti ja salasanalla kala. Sarjalistaa ja tuloslistaa pääsee muokkaamaan samoilla tunnuksilla. Tunnus on jtlahti ja salasana on kissa.</text:p>
      <text:p text:style-name="Standard"/>
      <text:p text:style-name="Standard"/>
      <text:h text:style-name="Heading_20_1" text:outline-level="1"><text:bookmark-start text:name="__RefHeading__1151_985347869"/>11. TESTAUS JA PUUTTEET<text:bookmark-end text:name="__RefHeading__1151_985347869"/></text:h>
      <text:p text:style-name="Text_20_body">Testasin sovellustani luomalla uuden kilpailun, jolle loin uuden sarjan ja uuden kilpailijan. Tämän jälkeen muokkasin tietoja ja lopulta poistin tiedot. Kaikki toiminnot toimivat oikein, mutta virheellisiä syötteitä en kerennyt käsittelemään.</text:p>
      <text:p text:style-name="Text_20_body">Kirjautumiset eivät myöskään toimineet ihan haluamallani tavalla. Olisin halunnut, että tietyn kilpailun sarjan ja kilpailijan muokkaussivuille pääsee vain tietylle kilpailulle luoduilla tunnuksilla ja salasanoilla. Nyt ne toimivat niin, että kaikilla kilpailun tunnuksilla ja salasanoilla pääsee kaikille muokkaussivuille kilpailusta riippumatta.</text:p>
      <text:h text:style-name="Heading_20_1" text:outline-level="1"><text:bookmark-start text:name="__RefHeading__1153_985347869"/>12. OMAT KOKEMUKSET<text:bookmark-end text:name="__RefHeading__1153_985347869"/></text:h>
      <text:p text:style-name="Text_20_body">Oli kyllä vaikea kurssi. En ole mikään hyvä ohjelmoinnissa, joten uuden ohjelmointikielen (PHP) opettelu tuotti aika paljon vaikeuksia. Mutta ohjaajien avulla sain sovelluksen jonkinlaiseen kuntoon.</text:p>
      <text:h text:style-name="Heading_20_1" text:outline-level="1"><text:bookmark-start text:name="__RefHeading__1155_985347869"/>13. LIITTEET<text:bookmark-end text:name="__RefHeading__1155_985347869"/></text:h>
      <text:p text:style-name="P14"/>
      <text:p text:style-name="P15">CREATE TABLES - LAUSEET</text:p>
      <text:p text:style-name="Text_20_body"/>
      <text:p text:style-name="Text_20_body">CREATE TABLE yllapidontunnukset ( </text:p>
      <text:p text:style-name="Text_20_body">id SERIAL NOT NULL, </text:p>
      <text:p text:style-name="Text_20_body">tunnus TEXT NOT NULL, </text:p>
      <text:p text:style-name="Text_20_body">salasana TEXT NOT NULL, </text:p>
      <text:p text:style-name="Text_20_body">PRIMARY KEY (id) </text:p>
      <text:p text:style-name="Text_20_body">); <text:s text:c="3"/></text:p>
      <text:p text:style-name="Text_20_body"/>
      <text:p text:style-name="Text_20_body">CREATE TABLE kilpailu ( </text:p>
      <text:p text:style-name="Text_20_body">id SERIAL NOT NULL, </text:p>
      <text:p text:style-name="Text_20_body">Paivamaara DATE NOT NULL, </text:p>
      <text:p text:style-name="Text_20_body">nimi TEXT NOT NULL, </text:p>
      <text:p text:style-name="Text_20_body">tunnus TEXT NOT NULL, </text:p>
      <text:p text:style-name="Text_20_body">salasana TEXT NOT NULL, <text:s/></text:p>
      <text:p text:style-name="Text_20_body">PRIMARY KEY (id) </text:p>
      <text:p text:style-name="Text_20_body">); </text:p>
      <text:p text:style-name="Text_20_body"><text:soft-page-break/><text:s/></text:p>
      <text:p text:style-name="Text_20_body">CREATE TABLE sarja ( </text:p>
      <text:p text:style-name="Text_20_body">id SERIAL NOT NULL, </text:p>
      <text:p text:style-name="Text_20_body">kilpailu INTEGER NOT NULL, </text:p>
      <text:p text:style-name="Text_20_body">nimi TEXT NOT NULL, </text:p>
      <text:p text:style-name="Text_20_body">FOREIGN KEY (kilpailu) REFERENCES kilpailu(id) </text:p>
      <text:p text:style-name="Text_20_body">ON UPDATE CASCADE </text:p>
      <text:p text:style-name="Text_20_body">ON DELETE CASCADE, </text:p>
      <text:p text:style-name="Text_20_body">PRIMARY KEY (id) </text:p>
      <text:p text:style-name="Text_20_body">); </text:p>
      <text:p text:style-name="Text_20_body"/>
      <text:p text:style-name="Text_20_body">CREATE TABLE tulos ( </text:p>
      <text:p text:style-name="Text_20_body">id SERIAL NOT NULL, </text:p>
      <text:p text:style-name="Text_20_body">sarja INTEGER NOT NULL, </text:p>
      <text:p text:style-name="Text_20_body">nimi TEXT NOT NULL, </text:p>
      <text:p text:style-name="Text_20_body">seura TEXT NOT NULL, </text:p>
      <text:p text:style-name="Text_20_body">emit <text:s/>VARCHAR(8) NOT NULL, </text:p>
      <text:p text:style-name="Text_20_body">loppuaika TIME NOT NULL, </text:p>
      <text:p text:style-name="Text_20_body">FOREIGN KEY (sarja) REFERENCES sarja(id) </text:p>
      <text:p text:style-name="Text_20_body">ON UPDATE CASCADE </text:p>
      <text:p text:style-name="Text_20_body">ON DELETE CASCADE, </text:p>
      <text:p text:style-name="Text_20_body">PRIMARY KEY (id) </text:p>
      <text:p text:style-name="Text_20_bod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99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4T02:33:20.587000000</meta:creation-date>
    <dc:date>2014-02-21T15:46:41</dc:date>
    <meta:editing-duration>PT8H31M58S</meta:editing-duration>
    <meta:editing-cycles>63</meta:editing-cycles>
    <meta:generator>LibreOffice/3.5$Linux_X86_64 LibreOffice_project/350m1$Build-2</meta:generator>
    <dc:creator>Lahti Tuomas</dc:creator>
    <meta:document-statistic meta:table-count="4" meta:image-count="4" meta:object-count="0" meta:page-count="13" meta:paragraph-count="239" meta:word-count="1425" meta:character-count="13259" meta:non-whitespace-character-count="13252"/>
  </office:meta>
</office:document-meta>
</file>